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</office:automatic-styles>
  <office:body>
    <office:drawing>
      <draw:page draw:name="page1" draw:style-name="dp1" draw:master-page-name="Default">
        <draw:line draw:style-name="gr1" draw:layer="layout" svg:x1="13.944cm" svg:y1="14.086cm" svg:x2="14.086cm" svg:y2="13.944cm">
          <text:p/>
        </draw:line>
        <draw:line draw:style-name="gr1" draw:layer="layout" svg:x1="12.95cm" svg:y1="14.087cm" svg:x2="14.087cm" svg:y2="12.95cm">
          <text:p/>
        </draw:line>
        <draw:line draw:style-name="gr1" draw:layer="layout" svg:x1="11.956cm" svg:y1="14.087cm" svg:x2="14.087cm" svg:y2="11.956cm">
          <text:p/>
        </draw:line>
        <draw:line draw:style-name="gr1" draw:layer="layout" svg:x1="10.962cm" svg:y1="14.087cm" svg:x2="14.087cm" svg:y2="10.962cm">
          <text:p/>
        </draw:line>
        <draw:line draw:style-name="gr1" draw:layer="layout" svg:x1="9.967cm" svg:y1="14.086cm" svg:x2="14.086cm" svg:y2="9.967cm">
          <text:p/>
        </draw:line>
        <draw:line draw:style-name="gr1" draw:layer="layout" svg:x1="8.973cm" svg:y1="14.086cm" svg:x2="14.086cm" svg:y2="8.973cm">
          <text:p/>
        </draw:line>
        <draw:line draw:style-name="gr1" draw:layer="layout" svg:x1="7.979cm" svg:y1="14.086cm" svg:x2="14.086cm" svg:y2="7.979cm">
          <text:p/>
        </draw:line>
        <draw:line draw:style-name="gr1" draw:layer="layout" svg:x1="6.985cm" svg:y1="14.086cm" svg:x2="14.086cm" svg:y2="6.985cm">
          <text:p/>
        </draw:line>
        <draw:line draw:style-name="gr1" draw:layer="layout" svg:x1="5.991cm" svg:y1="14.086cm" svg:x2="14.086cm" svg:y2="5.991cm">
          <text:p/>
        </draw:line>
        <draw:line draw:style-name="gr1" draw:layer="layout" svg:x1="4.997cm" svg:y1="14.087cm" svg:x2="14.087cm" svg:y2="4.997cm">
          <text:p/>
        </draw:line>
        <draw:line draw:style-name="gr1" draw:layer="layout" svg:x1="4.003cm" svg:y1="14.087cm" svg:x2="14.087cm" svg:y2="4.003cm">
          <text:p/>
        </draw:line>
        <draw:line draw:style-name="gr1" draw:layer="layout" svg:x1="3.008cm" svg:y1="14.086cm" svg:x2="14.086cm" svg:y2="3.008cm">
          <text:p/>
        </draw:line>
        <draw:line draw:style-name="gr1" draw:layer="layout" svg:x1="2.014cm" svg:y1="14.086cm" svg:x2="14.086cm" svg:y2="2.014cm">
          <text:p/>
        </draw:line>
        <draw:line draw:style-name="gr1" draw:layer="layout" svg:x1="1.02cm" svg:y1="14.086cm" svg:x2="14.086cm" svg:y2="1.02cm">
          <text:p/>
        </draw:line>
        <draw:line draw:style-name="gr1" draw:layer="layout" svg:x1="0.026cm" svg:y1="14.087cm" svg:x2="14.087cm" svg:y2="0.026cm">
          <text:p/>
        </draw:line>
        <draw:line draw:style-name="gr1" draw:layer="layout" svg:x1="0.026cm" svg:y1="13.092cm" svg:x2="13.092cm" svg:y2="0.026cm">
          <text:p/>
        </draw:line>
        <draw:line draw:style-name="gr1" draw:layer="layout" svg:x1="0.026cm" svg:y1="12.098cm" svg:x2="12.098cm" svg:y2="0.026cm">
          <text:p/>
        </draw:line>
        <draw:line draw:style-name="gr1" draw:layer="layout" svg:x1="0.026cm" svg:y1="11.104cm" svg:x2="11.104cm" svg:y2="0.026cm">
          <text:p/>
        </draw:line>
        <draw:line draw:style-name="gr1" draw:layer="layout" svg:x1="0.026cm" svg:y1="10.11cm" svg:x2="10.11cm" svg:y2="0.026cm">
          <text:p/>
        </draw:line>
        <draw:line draw:style-name="gr1" draw:layer="layout" svg:x1="0.026cm" svg:y1="9.116cm" svg:x2="9.116cm" svg:y2="0.026cm">
          <text:p/>
        </draw:line>
        <draw:line draw:style-name="gr1" draw:layer="layout" svg:x1="0.026cm" svg:y1="8.121cm" svg:x2="8.121cm" svg:y2="0.026cm">
          <text:p/>
        </draw:line>
        <draw:line draw:style-name="gr1" draw:layer="layout" svg:x1="0.026cm" svg:y1="7.127cm" svg:x2="7.127cm" svg:y2="0.026cm">
          <text:p/>
        </draw:line>
        <draw:line draw:style-name="gr1" draw:layer="layout" svg:x1="0.026cm" svg:y1="6.133cm" svg:x2="6.133cm" svg:y2="0.026cm">
          <text:p/>
        </draw:line>
        <draw:line draw:style-name="gr1" draw:layer="layout" svg:x1="0.026cm" svg:y1="5.139cm" svg:x2="5.139cm" svg:y2="0.026cm">
          <text:p/>
        </draw:line>
        <draw:line draw:style-name="gr1" draw:layer="layout" svg:x1="0.026cm" svg:y1="4.145cm" svg:x2="4.145cm" svg:y2="0.026cm">
          <text:p/>
        </draw:line>
        <draw:line draw:style-name="gr1" draw:layer="layout" svg:x1="0.026cm" svg:y1="3.151cm" svg:x2="3.151cm" svg:y2="0.026cm">
          <text:p/>
        </draw:line>
        <draw:line draw:style-name="gr1" draw:layer="layout" svg:x1="0.026cm" svg:y1="2.157cm" svg:x2="2.157cm" svg:y2="0.026cm">
          <text:p/>
        </draw:line>
        <draw:line draw:style-name="gr1" draw:layer="layout" svg:x1="0.026cm" svg:y1="1.163cm" svg:x2="1.163cm" svg:y2="0.026cm">
          <text:p/>
        </draw:line>
        <draw:line draw:style-name="gr1" draw:layer="layout" svg:x1="0.026cm" svg:y1="0.168cm" svg:x2="0.168cm" svg:y2="0.026cm">
          <text:p/>
        </draw:line>
        <draw:line draw:style-name="gr1" draw:layer="layout" svg:x1="13.745cm" svg:y1="14.086cm" svg:x2="14.086cm" svg:y2="13.745cm">
          <text:p/>
        </draw:line>
        <draw:line draw:style-name="gr1" draw:layer="layout" svg:x1="12.751cm" svg:y1="14.087cm" svg:x2="14.087cm" svg:y2="12.751cm">
          <text:p/>
        </draw:line>
        <draw:line draw:style-name="gr1" draw:layer="layout" svg:x1="11.757cm" svg:y1="14.087cm" svg:x2="14.087cm" svg:y2="11.757cm">
          <text:p/>
        </draw:line>
        <draw:line draw:style-name="gr1" draw:layer="layout" svg:x1="10.763cm" svg:y1="14.087cm" svg:x2="14.087cm" svg:y2="10.763cm">
          <text:p/>
        </draw:line>
        <draw:line draw:style-name="gr1" draw:layer="layout" svg:x1="9.768cm" svg:y1="14.086cm" svg:x2="14.086cm" svg:y2="9.768cm">
          <text:p/>
        </draw:line>
        <draw:line draw:style-name="gr1" draw:layer="layout" svg:x1="8.774cm" svg:y1="14.086cm" svg:x2="14.086cm" svg:y2="8.774cm">
          <text:p/>
        </draw:line>
        <draw:line draw:style-name="gr1" draw:layer="layout" svg:x1="7.78cm" svg:y1="14.086cm" svg:x2="14.086cm" svg:y2="7.78cm">
          <text:p/>
        </draw:line>
        <draw:line draw:style-name="gr1" draw:layer="layout" svg:x1="6.786cm" svg:y1="14.086cm" svg:x2="14.086cm" svg:y2="6.786cm">
          <text:p/>
        </draw:line>
        <draw:line draw:style-name="gr1" draw:layer="layout" svg:x1="5.792cm" svg:y1="14.086cm" svg:x2="14.086cm" svg:y2="5.792cm">
          <text:p/>
        </draw:line>
        <draw:line draw:style-name="gr1" draw:layer="layout" svg:x1="4.798cm" svg:y1="14.087cm" svg:x2="14.087cm" svg:y2="4.798cm">
          <text:p/>
        </draw:line>
        <draw:line draw:style-name="gr1" draw:layer="layout" svg:x1="3.804cm" svg:y1="14.087cm" svg:x2="14.087cm" svg:y2="3.804cm">
          <text:p/>
        </draw:line>
        <draw:line draw:style-name="gr1" draw:layer="layout" svg:x1="2.81cm" svg:y1="14.087cm" svg:x2="14.087cm" svg:y2="2.81cm">
          <text:p/>
        </draw:line>
        <draw:line draw:style-name="gr1" draw:layer="layout" svg:x1="1.815cm" svg:y1="14.086cm" svg:x2="14.086cm" svg:y2="1.815cm">
          <text:p/>
        </draw:line>
        <draw:line draw:style-name="gr1" draw:layer="layout" svg:x1="0.821cm" svg:y1="14.086cm" svg:x2="14.086cm" svg:y2="0.821cm">
          <text:p/>
        </draw:line>
        <draw:line draw:style-name="gr1" draw:layer="layout" svg:x1="0.026cm" svg:y1="13.888cm" svg:x2="13.888cm" svg:y2="0.026cm">
          <text:p/>
        </draw:line>
        <draw:line draw:style-name="gr1" draw:layer="layout" svg:x1="0.026cm" svg:y1="12.894cm" svg:x2="12.894cm" svg:y2="0.026cm">
          <text:p/>
        </draw:line>
        <draw:line draw:style-name="gr1" draw:layer="layout" svg:x1="0.026cm" svg:y1="11.899cm" svg:x2="11.899cm" svg:y2="0.026cm">
          <text:p/>
        </draw:line>
        <draw:line draw:style-name="gr1" draw:layer="layout" svg:x1="0.026cm" svg:y1="10.905cm" svg:x2="10.905cm" svg:y2="0.026cm">
          <text:p/>
        </draw:line>
        <draw:line draw:style-name="gr1" draw:layer="layout" svg:x1="0.026cm" svg:y1="9.911cm" svg:x2="9.911cm" svg:y2="0.026cm">
          <text:p/>
        </draw:line>
        <draw:line draw:style-name="gr1" draw:layer="layout" svg:x1="0.026cm" svg:y1="8.917cm" svg:x2="8.917cm" svg:y2="0.026cm">
          <text:p/>
        </draw:line>
        <draw:line draw:style-name="gr1" draw:layer="layout" svg:x1="0.026cm" svg:y1="7.923cm" svg:x2="7.923cm" svg:y2="0.026cm">
          <text:p/>
        </draw:line>
        <draw:line draw:style-name="gr1" draw:layer="layout" svg:x1="0.026cm" svg:y1="6.929cm" svg:x2="6.929cm" svg:y2="0.026cm">
          <text:p/>
        </draw:line>
        <draw:line draw:style-name="gr1" draw:layer="layout" svg:x1="0.026cm" svg:y1="5.935cm" svg:x2="5.935cm" svg:y2="0.026cm">
          <text:p/>
        </draw:line>
        <draw:line draw:style-name="gr1" draw:layer="layout" svg:x1="0.026cm" svg:y1="4.94cm" svg:x2="4.94cm" svg:y2="0.026cm">
          <text:p/>
        </draw:line>
        <draw:line draw:style-name="gr1" draw:layer="layout" svg:x1="0.026cm" svg:y1="3.946cm" svg:x2="3.946cm" svg:y2="0.026cm">
          <text:p/>
        </draw:line>
        <draw:line draw:style-name="gr1" draw:layer="layout" svg:x1="0.026cm" svg:y1="2.952cm" svg:x2="2.952cm" svg:y2="0.026cm">
          <text:p/>
        </draw:line>
        <draw:line draw:style-name="gr1" draw:layer="layout" svg:x1="0.026cm" svg:y1="1.958cm" svg:x2="1.958cm" svg:y2="0.026cm">
          <text:p/>
        </draw:line>
        <draw:line draw:style-name="gr1" draw:layer="layout" svg:x1="0.026cm" svg:y1="0.964cm" svg:x2="0.964cm" svg:y2="0.026cm">
          <text:p/>
        </draw:line>
        <draw:line draw:style-name="gr1" draw:layer="layout" svg:x1="13.347cm" svg:y1="14.086cm" svg:x2="13.646cm" svg:y2="13.787cm">
          <text:p/>
        </draw:line>
        <draw:line draw:style-name="gr1" draw:layer="layout" svg:x1="13.844cm" svg:y1="13.589cm" svg:x2="13.944cm" svg:y2="13.489cm">
          <text:p/>
        </draw:line>
        <draw:line draw:style-name="gr1" draw:layer="layout" svg:x1="12.353cm" svg:y1="14.087cm" svg:x2="13.15cm" svg:y2="13.29cm">
          <text:p/>
        </draw:line>
        <draw:line draw:style-name="gr1" draw:layer="layout" svg:x1="13.347cm" svg:y1="13.092cm" svg:x2="13.447cm" svg:y2="12.992cm">
          <text:p/>
        </draw:line>
        <draw:line draw:style-name="gr1" draw:layer="layout" svg:x1="13.646cm" svg:y1="12.794cm" svg:x2="14.087cm" svg:y2="12.353cm">
          <text:p/>
        </draw:line>
        <draw:line draw:style-name="gr1" draw:layer="layout" svg:x1="11.359cm" svg:y1="14.086cm" svg:x2="11.459cm" svg:y2="13.986cm">
          <text:p/>
        </draw:line>
        <draw:line draw:style-name="gr1" draw:layer="layout" svg:x1="11.658cm" svg:y1="13.788cm" svg:x2="12.653cm" svg:y2="12.793cm">
          <text:p/>
        </draw:line>
        <draw:line draw:style-name="gr1" draw:layer="layout" svg:x1="12.85cm" svg:y1="12.595cm" svg:x2="12.95cm" svg:y2="12.495cm">
          <text:p/>
        </draw:line>
        <draw:line draw:style-name="gr1" draw:layer="layout" svg:x1="13.149cm" svg:y1="12.297cm" svg:x2="14.087cm" svg:y2="11.359cm">
          <text:p/>
        </draw:line>
        <draw:line draw:style-name="gr1" draw:layer="layout" svg:x1="10.365cm" svg:y1="14.086cm" svg:x2="10.664cm" svg:y2="13.787cm">
          <text:p/>
        </draw:line>
        <draw:line draw:style-name="gr1" draw:layer="layout" svg:x1="10.862cm" svg:y1="13.589cm" svg:x2="10.962cm" svg:y2="13.489cm">
          <text:p/>
        </draw:line>
        <draw:line draw:style-name="gr1" draw:layer="layout" svg:x1="11.16cm" svg:y1="13.291cm" svg:x2="12.155cm" svg:y2="12.296cm">
          <text:p/>
        </draw:line>
        <draw:line draw:style-name="gr1" draw:layer="layout" svg:x1="12.353cm" svg:y1="12.098cm" svg:x2="12.453cm" svg:y2="11.998cm">
          <text:p/>
        </draw:line>
        <draw:line draw:style-name="gr1" draw:layer="layout" svg:x1="12.652cm" svg:y1="11.8cm" svg:x2="13.647cm" svg:y2="10.805cm">
          <text:p/>
        </draw:line>
        <draw:line draw:style-name="gr1" draw:layer="layout" svg:x1="13.844cm" svg:y1="10.606cm" svg:x2="13.944cm" svg:y2="10.506cm">
          <text:p/>
        </draw:line>
        <draw:line draw:style-name="gr1" draw:layer="layout" svg:x1="9.371cm" svg:y1="14.087cm" svg:x2="10.168cm" svg:y2="13.29cm">
          <text:p/>
        </draw:line>
        <draw:line draw:style-name="gr1" draw:layer="layout" svg:x1="10.365cm" svg:y1="13.092cm" svg:x2="10.465cm" svg:y2="12.992cm">
          <text:p/>
        </draw:line>
        <draw:line draw:style-name="gr1" draw:layer="layout" svg:x1="10.663cm" svg:y1="12.794cm" svg:x2="11.658cm" svg:y2="11.799cm">
          <text:p/>
        </draw:line>
        <draw:line draw:style-name="gr1" draw:layer="layout" svg:x1="11.856cm" svg:y1="11.601cm" svg:x2="11.956cm" svg:y2="11.501cm">
          <text:p/>
        </draw:line>
        <draw:line draw:style-name="gr1" draw:layer="layout" svg:x1="12.155cm" svg:y1="11.302cm" svg:x2="13.15cm" svg:y2="10.307cm">
          <text:p/>
        </draw:line>
        <draw:line draw:style-name="gr1" draw:layer="layout" svg:x1="13.347cm" svg:y1="10.109cm" svg:x2="13.447cm" svg:y2="10.009cm">
          <text:p/>
        </draw:line>
        <draw:line draw:style-name="gr1" draw:layer="layout" svg:x1="13.646cm" svg:y1="9.812cm" svg:x2="14.087cm" svg:y2="9.371cm">
          <text:p/>
        </draw:line>
        <draw:line draw:style-name="gr1" draw:layer="layout" svg:x1="8.377cm" svg:y1="14.086cm" svg:x2="8.477cm" svg:y2="13.986cm">
          <text:p/>
        </draw:line>
        <draw:line draw:style-name="gr1" draw:layer="layout" svg:x1="8.675cm" svg:y1="13.788cm" svg:x2="9.67cm" svg:y2="12.793cm">
          <text:p/>
        </draw:line>
        <draw:line draw:style-name="gr1" draw:layer="layout" svg:x1="9.868cm" svg:y1="12.595cm" svg:x2="9.968cm" svg:y2="12.495cm">
          <text:p/>
        </draw:line>
        <draw:line draw:style-name="gr1" draw:layer="layout" svg:x1="10.166cm" svg:y1="12.297cm" svg:x2="11.161cm" svg:y2="11.302cm">
          <text:p/>
        </draw:line>
        <draw:line draw:style-name="gr1" draw:layer="layout" svg:x1="11.359cm" svg:y1="11.103cm" svg:x2="11.459cm" svg:y2="11.003cm">
          <text:p/>
        </draw:line>
        <draw:line draw:style-name="gr1" draw:layer="layout" svg:x1="11.658cm" svg:y1="10.805cm" svg:x2="12.653cm" svg:y2="9.81cm">
          <text:p/>
        </draw:line>
        <draw:line draw:style-name="gr1" draw:layer="layout" svg:x1="12.85cm" svg:y1="9.612cm" svg:x2="12.95cm" svg:y2="9.512cm">
          <text:p/>
        </draw:line>
        <draw:line draw:style-name="gr1" draw:layer="layout" svg:x1="13.149cm" svg:y1="9.315cm" svg:x2="14.087cm" svg:y2="8.377cm">
          <text:p/>
        </draw:line>
        <draw:line draw:style-name="gr1" draw:layer="layout" svg:x1="7.383cm" svg:y1="14.086cm" svg:x2="7.682cm" svg:y2="13.787cm">
          <text:p/>
        </draw:line>
        <draw:line draw:style-name="gr1" draw:layer="layout" svg:x1="7.88cm" svg:y1="13.589cm" svg:x2="7.98cm" svg:y2="13.489cm">
          <text:p/>
        </draw:line>
        <draw:line draw:style-name="gr1" draw:layer="layout" svg:x1="8.178cm" svg:y1="13.291cm" svg:x2="9.173cm" svg:y2="12.296cm">
          <text:p/>
        </draw:line>
        <draw:line draw:style-name="gr1" draw:layer="layout" svg:x1="9.371cm" svg:y1="12.098cm" svg:x2="9.471cm" svg:y2="11.998cm">
          <text:p/>
        </draw:line>
        <draw:line draw:style-name="gr1" draw:layer="layout" svg:x1="9.669cm" svg:y1="11.8cm" svg:x2="10.664cm" svg:y2="10.805cm">
          <text:p/>
        </draw:line>
        <draw:line draw:style-name="gr1" draw:layer="layout" svg:x1="10.862cm" svg:y1="10.606cm" svg:x2="10.962cm" svg:y2="10.506cm">
          <text:p/>
        </draw:line>
        <draw:line draw:style-name="gr1" draw:layer="layout" svg:x1="11.16cm" svg:y1="10.308cm" svg:x2="12.155cm" svg:y2="9.313cm">
          <text:p/>
        </draw:line>
        <draw:line draw:style-name="gr1" draw:layer="layout" svg:x1="12.353cm" svg:y1="9.115cm" svg:x2="12.453cm" svg:y2="9.015cm">
          <text:p/>
        </draw:line>
        <draw:line draw:style-name="gr1" draw:layer="layout" svg:x1="12.652cm" svg:y1="8.817cm" svg:x2="13.647cm" svg:y2="7.822cm">
          <text:p/>
        </draw:line>
        <draw:line draw:style-name="gr1" draw:layer="layout" svg:x1="13.844cm" svg:y1="7.624cm" svg:x2="13.944cm" svg:y2="7.524cm">
          <text:p/>
        </draw:line>
        <draw:line draw:style-name="gr1" draw:layer="layout" svg:x1="6.388cm" svg:y1="14.087cm" svg:x2="7.184cm" svg:y2="13.29cm">
          <text:p/>
        </draw:line>
        <draw:line draw:style-name="gr1" draw:layer="layout" svg:x1="7.383cm" svg:y1="13.092cm" svg:x2="7.483cm" svg:y2="12.992cm">
          <text:p/>
        </draw:line>
        <draw:line draw:style-name="gr1" draw:layer="layout" svg:x1="7.681cm" svg:y1="12.794cm" svg:x2="8.676cm" svg:y2="11.799cm">
          <text:p/>
        </draw:line>
        <draw:line draw:style-name="gr1" draw:layer="layout" svg:x1="8.874cm" svg:y1="11.601cm" svg:x2="8.974cm" svg:y2="11.501cm">
          <text:p/>
        </draw:line>
        <draw:line draw:style-name="gr1" draw:layer="layout" svg:x1="9.172cm" svg:y1="11.302cm" svg:x2="10.167cm" svg:y2="10.307cm">
          <text:p/>
        </draw:line>
        <draw:line draw:style-name="gr1" draw:layer="layout" svg:x1="10.365cm" svg:y1="10.109cm" svg:x2="10.465cm" svg:y2="10.009cm">
          <text:p/>
        </draw:line>
        <draw:line draw:style-name="gr1" draw:layer="layout" svg:x1="10.663cm" svg:y1="9.811cm" svg:x2="11.658cm" svg:y2="8.816cm">
          <text:p/>
        </draw:line>
        <draw:line draw:style-name="gr1" draw:layer="layout" svg:x1="11.856cm" svg:y1="8.618cm" svg:x2="11.956cm" svg:y2="8.518cm">
          <text:p/>
        </draw:line>
        <draw:line draw:style-name="gr1" draw:layer="layout" svg:x1="12.155cm" svg:y1="8.32cm" svg:x2="13.15cm" svg:y2="7.325cm">
          <text:p/>
        </draw:line>
        <draw:line draw:style-name="gr1" draw:layer="layout" svg:x1="13.347cm" svg:y1="7.127cm" svg:x2="13.447cm" svg:y2="7.027cm">
          <text:p/>
        </draw:line>
        <draw:line draw:style-name="gr1" draw:layer="layout" svg:x1="13.646cm" svg:y1="6.829cm" svg:x2="14.087cm" svg:y2="6.388cm">
          <text:p/>
        </draw:line>
        <draw:line draw:style-name="gr1" draw:layer="layout" svg:x1="5.394cm" svg:y1="14.086cm" svg:x2="5.494cm" svg:y2="13.986cm">
          <text:p/>
        </draw:line>
        <draw:line draw:style-name="gr1" draw:layer="layout" svg:x1="5.692cm" svg:y1="13.788cm" svg:x2="6.687cm" svg:y2="12.793cm">
          <text:p/>
        </draw:line>
        <draw:line draw:style-name="gr1" draw:layer="layout" svg:x1="6.886cm" svg:y1="12.595cm" svg:x2="6.986cm" svg:y2="12.495cm">
          <text:p/>
        </draw:line>
        <draw:line draw:style-name="gr1" draw:layer="layout" svg:x1="7.184cm" svg:y1="12.297cm" svg:x2="8.179cm" svg:y2="11.302cm">
          <text:p/>
        </draw:line>
        <draw:line draw:style-name="gr1" draw:layer="layout" svg:x1="8.377cm" svg:y1="11.103cm" svg:x2="8.477cm" svg:y2="11.003cm">
          <text:p/>
        </draw:line>
        <draw:line draw:style-name="gr1" draw:layer="layout" svg:x1="8.675cm" svg:y1="10.805cm" svg:x2="9.67cm" svg:y2="9.81cm">
          <text:p/>
        </draw:line>
        <draw:line draw:style-name="gr1" draw:layer="layout" svg:x1="9.868cm" svg:y1="9.612cm" svg:x2="9.968cm" svg:y2="9.512cm">
          <text:p/>
        </draw:line>
        <draw:line draw:style-name="gr1" draw:layer="layout" svg:x1="10.166cm" svg:y1="9.314cm" svg:x2="11.161cm" svg:y2="8.319cm">
          <text:p/>
        </draw:line>
        <draw:line draw:style-name="gr1" draw:layer="layout" svg:x1="11.359cm" svg:y1="8.121cm" svg:x2="11.459cm" svg:y2="8.021cm">
          <text:p/>
        </draw:line>
        <draw:line draw:style-name="gr1" draw:layer="layout" svg:x1="11.658cm" svg:y1="7.823cm" svg:x2="12.653cm" svg:y2="6.828cm">
          <text:p/>
        </draw:line>
        <draw:line draw:style-name="gr1" draw:layer="layout" svg:x1="12.85cm" svg:y1="6.63cm" svg:x2="12.95cm" svg:y2="6.53cm">
          <text:p/>
        </draw:line>
        <draw:line draw:style-name="gr1" draw:layer="layout" svg:x1="13.149cm" svg:y1="6.332cm" svg:x2="14.087cm" svg:y2="5.394cm">
          <text:p/>
        </draw:line>
        <draw:line draw:style-name="gr1" draw:layer="layout" svg:x1="4.4cm" svg:y1="14.086cm" svg:x2="4.699cm" svg:y2="13.787cm">
          <text:p/>
        </draw:line>
        <draw:line draw:style-name="gr1" draw:layer="layout" svg:x1="4.897cm" svg:y1="13.589cm" svg:x2="4.997cm" svg:y2="13.489cm">
          <text:p/>
        </draw:line>
        <draw:line draw:style-name="gr1" draw:layer="layout" svg:x1="5.195cm" svg:y1="13.291cm" svg:x2="6.19cm" svg:y2="12.296cm">
          <text:p/>
        </draw:line>
        <draw:line draw:style-name="gr1" draw:layer="layout" svg:x1="6.388cm" svg:y1="12.098cm" svg:x2="6.488cm" svg:y2="11.998cm">
          <text:p/>
        </draw:line>
        <draw:line draw:style-name="gr1" draw:layer="layout" svg:x1="6.687cm" svg:y1="11.8cm" svg:x2="7.682cm" svg:y2="10.805cm">
          <text:p/>
        </draw:line>
        <draw:line draw:style-name="gr1" draw:layer="layout" svg:x1="7.88cm" svg:y1="10.606cm" svg:x2="7.98cm" svg:y2="10.506cm">
          <text:p/>
        </draw:line>
        <draw:line draw:style-name="gr1" draw:layer="layout" svg:x1="8.178cm" svg:y1="10.308cm" svg:x2="9.173cm" svg:y2="9.313cm">
          <text:p/>
        </draw:line>
        <draw:line draw:style-name="gr1" draw:layer="layout" svg:x1="9.371cm" svg:y1="9.115cm" svg:x2="9.471cm" svg:y2="9.015cm">
          <text:p/>
        </draw:line>
        <draw:line draw:style-name="gr1" draw:layer="layout" svg:x1="9.669cm" svg:y1="8.817cm" svg:x2="10.664cm" svg:y2="7.822cm">
          <text:p/>
        </draw:line>
        <draw:line draw:style-name="gr1" draw:layer="layout" svg:x1="10.862cm" svg:y1="7.624cm" svg:x2="10.962cm" svg:y2="7.524cm">
          <text:p/>
        </draw:line>
        <draw:line draw:style-name="gr1" draw:layer="layout" svg:x1="11.16cm" svg:y1="7.326cm" svg:x2="12.155cm" svg:y2="6.331cm">
          <text:p/>
        </draw:line>
        <draw:line draw:style-name="gr1" draw:layer="layout" svg:x1="12.353cm" svg:y1="6.133cm" svg:x2="12.453cm" svg:y2="6.033cm">
          <text:p/>
        </draw:line>
        <draw:line draw:style-name="gr1" draw:layer="layout" svg:x1="12.652cm" svg:y1="5.835cm" svg:x2="13.647cm" svg:y2="4.84cm">
          <text:p/>
        </draw:line>
        <draw:line draw:style-name="gr1" draw:layer="layout" svg:x1="13.844cm" svg:y1="4.641cm" svg:x2="13.944cm" svg:y2="4.541cm">
          <text:p/>
        </draw:line>
        <draw:line draw:style-name="gr1" draw:layer="layout" svg:x1="3.406cm" svg:y1="14.087cm" svg:x2="4.202cm" svg:y2="13.29cm">
          <text:p/>
        </draw:line>
        <draw:line draw:style-name="gr1" draw:layer="layout" svg:x1="4.4cm" svg:y1="13.092cm" svg:x2="4.5cm" svg:y2="12.992cm">
          <text:p/>
        </draw:line>
        <draw:line draw:style-name="gr1" draw:layer="layout" svg:x1="4.698cm" svg:y1="12.794cm" svg:x2="5.693cm" svg:y2="11.799cm">
          <text:p/>
        </draw:line>
        <draw:line draw:style-name="gr1" draw:layer="layout" svg:x1="5.891cm" svg:y1="11.601cm" svg:x2="5.991cm" svg:y2="11.501cm">
          <text:p/>
        </draw:line>
        <draw:line draw:style-name="gr1" draw:layer="layout" svg:x1="6.189cm" svg:y1="11.302cm" svg:x2="7.184cm" svg:y2="10.307cm">
          <text:p/>
        </draw:line>
        <draw:line draw:style-name="gr1" draw:layer="layout" svg:x1="7.383cm" svg:y1="10.109cm" svg:x2="7.483cm" svg:y2="10.009cm">
          <text:p/>
        </draw:line>
        <draw:line draw:style-name="gr1" draw:layer="layout" svg:x1="7.681cm" svg:y1="9.811cm" svg:x2="8.676cm" svg:y2="8.816cm">
          <text:p/>
        </draw:line>
        <draw:line draw:style-name="gr1" draw:layer="layout" svg:x1="8.874cm" svg:y1="8.618cm" svg:x2="8.974cm" svg:y2="8.518cm">
          <text:p/>
        </draw:line>
        <draw:line draw:style-name="gr1" draw:layer="layout" svg:x1="9.172cm" svg:y1="8.32cm" svg:x2="10.167cm" svg:y2="7.325cm">
          <text:p/>
        </draw:line>
        <draw:line draw:style-name="gr1" draw:layer="layout" svg:x1="10.365cm" svg:y1="7.127cm" svg:x2="10.465cm" svg:y2="7.027cm">
          <text:p/>
        </draw:line>
        <draw:line draw:style-name="gr1" draw:layer="layout" svg:x1="10.663cm" svg:y1="6.829cm" svg:x2="11.658cm" svg:y2="5.834cm">
          <text:p/>
        </draw:line>
        <draw:line draw:style-name="gr1" draw:layer="layout" svg:x1="11.856cm" svg:y1="5.635cm" svg:x2="11.956cm" svg:y2="5.535cm">
          <text:p/>
        </draw:line>
        <draw:line draw:style-name="gr1" draw:layer="layout" svg:x1="12.155cm" svg:y1="5.338cm" svg:x2="13.15cm" svg:y2="4.343cm">
          <text:p/>
        </draw:line>
        <draw:line draw:style-name="gr1" draw:layer="layout" svg:x1="13.347cm" svg:y1="4.144cm" svg:x2="13.447cm" svg:y2="4.044cm">
          <text:p/>
        </draw:line>
        <draw:line draw:style-name="gr1" draw:layer="layout" svg:x1="13.646cm" svg:y1="3.847cm" svg:x2="14.087cm" svg:y2="3.406cm">
          <text:p/>
        </draw:line>
        <draw:line draw:style-name="gr1" draw:layer="layout" svg:x1="2.412cm" svg:y1="14.086cm" svg:x2="2.512cm" svg:y2="13.986cm">
          <text:p/>
        </draw:line>
        <draw:line draw:style-name="gr1" draw:layer="layout" svg:x1="2.71cm" svg:y1="13.788cm" svg:x2="3.705cm" svg:y2="12.793cm">
          <text:p/>
        </draw:line>
        <draw:line draw:style-name="gr1" draw:layer="layout" svg:x1="3.903cm" svg:y1="12.595cm" svg:x2="4.003cm" svg:y2="12.495cm">
          <text:p/>
        </draw:line>
        <draw:line draw:style-name="gr1" draw:layer="layout" svg:x1="4.201cm" svg:y1="12.297cm" svg:x2="5.196cm" svg:y2="11.302cm">
          <text:p/>
        </draw:line>
        <draw:line draw:style-name="gr1" draw:layer="layout" svg:x1="5.394cm" svg:y1="11.103cm" svg:x2="5.494cm" svg:y2="11.003cm">
          <text:p/>
        </draw:line>
        <draw:line draw:style-name="gr1" draw:layer="layout" svg:x1="5.692cm" svg:y1="10.805cm" svg:x2="6.687cm" svg:y2="9.81cm">
          <text:p/>
        </draw:line>
        <draw:line draw:style-name="gr1" draw:layer="layout" svg:x1="6.886cm" svg:y1="9.612cm" svg:x2="6.986cm" svg:y2="9.512cm">
          <text:p/>
        </draw:line>
        <draw:line draw:style-name="gr1" draw:layer="layout" svg:x1="7.184cm" svg:y1="9.314cm" svg:x2="8.179cm" svg:y2="8.319cm">
          <text:p/>
        </draw:line>
        <draw:line draw:style-name="gr1" draw:layer="layout" svg:x1="8.377cm" svg:y1="8.121cm" svg:x2="8.477cm" svg:y2="8.021cm">
          <text:p/>
        </draw:line>
        <draw:line draw:style-name="gr1" draw:layer="layout" svg:x1="8.675cm" svg:y1="7.823cm" svg:x2="9.67cm" svg:y2="6.828cm">
          <text:p/>
        </draw:line>
        <draw:line draw:style-name="gr1" draw:layer="layout" svg:x1="9.868cm" svg:y1="6.63cm" svg:x2="9.968cm" svg:y2="6.53cm">
          <text:p/>
        </draw:line>
        <draw:line draw:style-name="gr1" draw:layer="layout" svg:x1="10.166cm" svg:y1="6.332cm" svg:x2="11.161cm" svg:y2="5.337cm">
          <text:p/>
        </draw:line>
        <draw:line draw:style-name="gr1" draw:layer="layout" svg:x1="11.359cm" svg:y1="5.138cm" svg:x2="11.459cm" svg:y2="5.038cm">
          <text:p/>
        </draw:line>
        <draw:line draw:style-name="gr1" draw:layer="layout" svg:x1="11.658cm" svg:y1="4.841cm" svg:x2="12.653cm" svg:y2="3.846cm">
          <text:p/>
        </draw:line>
        <draw:line draw:style-name="gr1" draw:layer="layout" svg:x1="12.85cm" svg:y1="3.647cm" svg:x2="12.95cm" svg:y2="3.547cm">
          <text:p/>
        </draw:line>
        <draw:line draw:style-name="gr1" draw:layer="layout" svg:x1="13.149cm" svg:y1="3.35cm" svg:x2="14.087cm" svg:y2="2.412cm">
          <text:p/>
        </draw:line>
        <draw:line draw:style-name="gr1" draw:layer="layout" svg:x1="1.418cm" svg:y1="14.086cm" svg:x2="1.717cm" svg:y2="13.787cm">
          <text:p/>
        </draw:line>
        <draw:line draw:style-name="gr1" draw:layer="layout" svg:x1="1.915cm" svg:y1="13.589cm" svg:x2="2.015cm" svg:y2="13.489cm">
          <text:p/>
        </draw:line>
        <draw:line draw:style-name="gr1" draw:layer="layout" svg:x1="2.213cm" svg:y1="13.291cm" svg:x2="3.208cm" svg:y2="12.296cm">
          <text:p/>
        </draw:line>
        <draw:line draw:style-name="gr1" draw:layer="layout" svg:x1="3.406cm" svg:y1="12.098cm" svg:x2="3.506cm" svg:y2="11.998cm">
          <text:p/>
        </draw:line>
        <draw:line draw:style-name="gr1" draw:layer="layout" svg:x1="3.704cm" svg:y1="11.8cm" svg:x2="4.699cm" svg:y2="10.805cm">
          <text:p/>
        </draw:line>
        <draw:line draw:style-name="gr1" draw:layer="layout" svg:x1="4.897cm" svg:y1="10.606cm" svg:x2="4.997cm" svg:y2="10.506cm">
          <text:p/>
        </draw:line>
        <draw:line draw:style-name="gr1" draw:layer="layout" svg:x1="5.195cm" svg:y1="10.308cm" svg:x2="6.19cm" svg:y2="9.313cm">
          <text:p/>
        </draw:line>
        <draw:line draw:style-name="gr1" draw:layer="layout" svg:x1="6.388cm" svg:y1="9.115cm" svg:x2="6.488cm" svg:y2="9.015cm">
          <text:p/>
        </draw:line>
        <draw:line draw:style-name="gr1" draw:layer="layout" svg:x1="6.687cm" svg:y1="8.817cm" svg:x2="7.682cm" svg:y2="7.822cm">
          <text:p/>
        </draw:line>
        <draw:line draw:style-name="gr1" draw:layer="layout" svg:x1="7.88cm" svg:y1="7.624cm" svg:x2="7.98cm" svg:y2="7.524cm">
          <text:p/>
        </draw:line>
        <draw:line draw:style-name="gr1" draw:layer="layout" svg:x1="8.178cm" svg:y1="7.326cm" svg:x2="9.173cm" svg:y2="6.331cm">
          <text:p/>
        </draw:line>
        <draw:line draw:style-name="gr1" draw:layer="layout" svg:x1="9.371cm" svg:y1="6.133cm" svg:x2="9.471cm" svg:y2="6.033cm">
          <text:p/>
        </draw:line>
        <draw:line draw:style-name="gr1" draw:layer="layout" svg:x1="9.669cm" svg:y1="5.835cm" svg:x2="10.664cm" svg:y2="4.84cm">
          <text:p/>
        </draw:line>
        <draw:line draw:style-name="gr1" draw:layer="layout" svg:x1="10.862cm" svg:y1="4.641cm" svg:x2="10.962cm" svg:y2="4.541cm">
          <text:p/>
        </draw:line>
        <draw:line draw:style-name="gr1" draw:layer="layout" svg:x1="11.16cm" svg:y1="4.344cm" svg:x2="12.155cm" svg:y2="3.349cm">
          <text:p/>
        </draw:line>
        <draw:line draw:style-name="gr1" draw:layer="layout" svg:x1="12.353cm" svg:y1="3.15cm" svg:x2="12.453cm" svg:y2="3.05cm">
          <text:p/>
        </draw:line>
        <draw:line draw:style-name="gr1" draw:layer="layout" svg:x1="12.652cm" svg:y1="2.852cm" svg:x2="13.647cm" svg:y2="1.857cm">
          <text:p/>
        </draw:line>
        <draw:line draw:style-name="gr1" draw:layer="layout" svg:x1="13.844cm" svg:y1="1.659cm" svg:x2="13.944cm" svg:y2="1.559cm">
          <text:p/>
        </draw:line>
        <draw:line draw:style-name="gr1" draw:layer="layout" svg:x1="0.424cm" svg:y1="14.087cm" svg:x2="1.22cm" svg:y2="13.29cm">
          <text:p/>
        </draw:line>
        <draw:line draw:style-name="gr1" draw:layer="layout" svg:x1="1.418cm" svg:y1="13.092cm" svg:x2="1.518cm" svg:y2="12.992cm">
          <text:p/>
        </draw:line>
        <draw:line draw:style-name="gr1" draw:layer="layout" svg:x1="1.716cm" svg:y1="12.794cm" svg:x2="2.711cm" svg:y2="11.799cm">
          <text:p/>
        </draw:line>
        <draw:line draw:style-name="gr1" draw:layer="layout" svg:x1="2.909cm" svg:y1="11.601cm" svg:x2="3.009cm" svg:y2="11.501cm">
          <text:p/>
        </draw:line>
        <draw:line draw:style-name="gr1" draw:layer="layout" svg:x1="3.207cm" svg:y1="11.302cm" svg:x2="4.202cm" svg:y2="10.307cm">
          <text:p/>
        </draw:line>
        <draw:line draw:style-name="gr1" draw:layer="layout" svg:x1="4.4cm" svg:y1="10.109cm" svg:x2="4.5cm" svg:y2="10.009cm">
          <text:p/>
        </draw:line>
        <draw:line draw:style-name="gr1" draw:layer="layout" svg:x1="4.698cm" svg:y1="9.811cm" svg:x2="5.693cm" svg:y2="8.816cm">
          <text:p/>
        </draw:line>
        <draw:line draw:style-name="gr1" draw:layer="layout" svg:x1="5.891cm" svg:y1="8.618cm" svg:x2="5.991cm" svg:y2="8.518cm">
          <text:p/>
        </draw:line>
        <draw:line draw:style-name="gr1" draw:layer="layout" svg:x1="6.189cm" svg:y1="8.32cm" svg:x2="7.184cm" svg:y2="7.325cm">
          <text:p/>
        </draw:line>
        <draw:line draw:style-name="gr1" draw:layer="layout" svg:x1="7.383cm" svg:y1="7.127cm" svg:x2="7.483cm" svg:y2="7.027cm">
          <text:p/>
        </draw:line>
        <draw:line draw:style-name="gr1" draw:layer="layout" svg:x1="7.681cm" svg:y1="6.829cm" svg:x2="8.676cm" svg:y2="5.834cm">
          <text:p/>
        </draw:line>
        <draw:line draw:style-name="gr1" draw:layer="layout" svg:x1="8.874cm" svg:y1="5.635cm" svg:x2="8.974cm" svg:y2="5.535cm">
          <text:p/>
        </draw:line>
        <draw:line draw:style-name="gr1" draw:layer="layout" svg:x1="9.172cm" svg:y1="5.338cm" svg:x2="10.167cm" svg:y2="4.343cm">
          <text:p/>
        </draw:line>
        <draw:line draw:style-name="gr1" draw:layer="layout" svg:x1="10.365cm" svg:y1="4.144cm" svg:x2="10.465cm" svg:y2="4.044cm">
          <text:p/>
        </draw:line>
        <draw:line draw:style-name="gr1" draw:layer="layout" svg:x1="10.663cm" svg:y1="3.847cm" svg:x2="11.658cm" svg:y2="2.852cm">
          <text:p/>
        </draw:line>
        <draw:line draw:style-name="gr1" draw:layer="layout" svg:x1="11.856cm" svg:y1="2.653cm" svg:x2="11.956cm" svg:y2="2.553cm">
          <text:p/>
        </draw:line>
        <draw:line draw:style-name="gr1" draw:layer="layout" svg:x1="12.155cm" svg:y1="2.355cm" svg:x2="13.15cm" svg:y2="1.36cm">
          <text:p/>
        </draw:line>
        <draw:line draw:style-name="gr1" draw:layer="layout" svg:x1="13.347cm" svg:y1="1.162cm" svg:x2="13.447cm" svg:y2="1.062cm">
          <text:p/>
        </draw:line>
        <draw:line draw:style-name="gr1" draw:layer="layout" svg:x1="13.646cm" svg:y1="0.865cm" svg:x2="14.087cm" svg:y2="0.424cm">
          <text:p/>
        </draw:line>
        <draw:line draw:style-name="gr1" draw:layer="layout" svg:x1="0.026cm" svg:y1="13.49cm" svg:x2="0.723cm" svg:y2="12.793cm">
          <text:p/>
        </draw:line>
        <draw:line draw:style-name="gr1" draw:layer="layout" svg:x1="0.921cm" svg:y1="12.595cm" svg:x2="1.021cm" svg:y2="12.495cm">
          <text:p/>
        </draw:line>
        <draw:line draw:style-name="gr1" draw:layer="layout" svg:x1="1.219cm" svg:y1="12.297cm" svg:x2="2.214cm" svg:y2="11.302cm">
          <text:p/>
        </draw:line>
        <draw:line draw:style-name="gr1" draw:layer="layout" svg:x1="2.412cm" svg:y1="11.103cm" svg:x2="2.512cm" svg:y2="11.003cm">
          <text:p/>
        </draw:line>
        <draw:line draw:style-name="gr1" draw:layer="layout" svg:x1="2.71cm" svg:y1="10.805cm" svg:x2="3.705cm" svg:y2="9.81cm">
          <text:p/>
        </draw:line>
        <draw:line draw:style-name="gr1" draw:layer="layout" svg:x1="3.903cm" svg:y1="9.612cm" svg:x2="4.003cm" svg:y2="9.512cm">
          <text:p/>
        </draw:line>
        <draw:line draw:style-name="gr1" draw:layer="layout" svg:x1="4.201cm" svg:y1="9.314cm" svg:x2="5.196cm" svg:y2="8.319cm">
          <text:p/>
        </draw:line>
        <draw:line draw:style-name="gr1" draw:layer="layout" svg:x1="5.394cm" svg:y1="8.121cm" svg:x2="5.494cm" svg:y2="8.021cm">
          <text:p/>
        </draw:line>
        <draw:line draw:style-name="gr1" draw:layer="layout" svg:x1="5.692cm" svg:y1="7.823cm" svg:x2="6.687cm" svg:y2="6.828cm">
          <text:p/>
        </draw:line>
        <draw:line draw:style-name="gr1" draw:layer="layout" svg:x1="6.886cm" svg:y1="6.63cm" svg:x2="6.986cm" svg:y2="6.53cm">
          <text:p/>
        </draw:line>
        <draw:line draw:style-name="gr1" draw:layer="layout" svg:x1="7.184cm" svg:y1="6.332cm" svg:x2="8.179cm" svg:y2="5.337cm">
          <text:p/>
        </draw:line>
        <draw:line draw:style-name="gr1" draw:layer="layout" svg:x1="8.377cm" svg:y1="5.138cm" svg:x2="8.477cm" svg:y2="5.038cm">
          <text:p/>
        </draw:line>
        <draw:line draw:style-name="gr1" draw:layer="layout" svg:x1="8.675cm" svg:y1="4.841cm" svg:x2="9.67cm" svg:y2="3.846cm">
          <text:p/>
        </draw:line>
        <draw:line draw:style-name="gr1" draw:layer="layout" svg:x1="9.868cm" svg:y1="3.647cm" svg:x2="9.968cm" svg:y2="3.547cm">
          <text:p/>
        </draw:line>
        <draw:line draw:style-name="gr1" draw:layer="layout" svg:x1="10.166cm" svg:y1="3.349cm" svg:x2="11.161cm" svg:y2="2.354cm">
          <text:p/>
        </draw:line>
        <draw:line draw:style-name="gr1" draw:layer="layout" svg:x1="11.359cm" svg:y1="2.156cm" svg:x2="11.459cm" svg:y2="2.056cm">
          <text:p/>
        </draw:line>
        <draw:line draw:style-name="gr1" draw:layer="layout" svg:x1="11.658cm" svg:y1="1.858cm" svg:x2="12.653cm" svg:y2="0.863cm">
          <text:p/>
        </draw:line>
        <draw:line draw:style-name="gr1" draw:layer="layout" svg:x1="12.85cm" svg:y1="0.665cm" svg:x2="12.95cm" svg:y2="0.565cm">
          <text:p/>
        </draw:line>
        <draw:line draw:style-name="gr1" draw:layer="layout" svg:x1="13.149cm" svg:y1="0.367cm" svg:x2="13.49cm" svg:y2="0.026cm">
          <text:p/>
        </draw:line>
        <draw:line draw:style-name="gr1" draw:layer="layout" svg:x1="0.026cm" svg:y1="12.496cm" svg:x2="0.226cm" svg:y2="12.296cm">
          <text:p/>
        </draw:line>
        <draw:line draw:style-name="gr1" draw:layer="layout" svg:x1="0.424cm" svg:y1="12.098cm" svg:x2="0.524cm" svg:y2="11.998cm">
          <text:p/>
        </draw:line>
        <draw:line draw:style-name="gr1" draw:layer="layout" svg:x1="0.722cm" svg:y1="11.8cm" svg:x2="1.717cm" svg:y2="10.805cm">
          <text:p/>
        </draw:line>
        <draw:line draw:style-name="gr1" draw:layer="layout" svg:x1="1.915cm" svg:y1="10.606cm" svg:x2="2.015cm" svg:y2="10.506cm">
          <text:p/>
        </draw:line>
        <draw:line draw:style-name="gr1" draw:layer="layout" svg:x1="2.213cm" svg:y1="10.308cm" svg:x2="3.208cm" svg:y2="9.313cm">
          <text:p/>
        </draw:line>
        <draw:line draw:style-name="gr1" draw:layer="layout" svg:x1="3.406cm" svg:y1="9.115cm" svg:x2="3.506cm" svg:y2="9.015cm">
          <text:p/>
        </draw:line>
        <draw:line draw:style-name="gr1" draw:layer="layout" svg:x1="3.704cm" svg:y1="8.817cm" svg:x2="4.699cm" svg:y2="7.822cm">
          <text:p/>
        </draw:line>
        <draw:line draw:style-name="gr1" draw:layer="layout" svg:x1="4.897cm" svg:y1="7.624cm" svg:x2="4.997cm" svg:y2="7.524cm">
          <text:p/>
        </draw:line>
        <draw:line draw:style-name="gr1" draw:layer="layout" svg:x1="5.195cm" svg:y1="7.326cm" svg:x2="6.19cm" svg:y2="6.331cm">
          <text:p/>
        </draw:line>
        <draw:line draw:style-name="gr1" draw:layer="layout" svg:x1="6.388cm" svg:y1="6.133cm" svg:x2="6.488cm" svg:y2="6.033cm">
          <text:p/>
        </draw:line>
        <draw:line draw:style-name="gr1" draw:layer="layout" svg:x1="6.687cm" svg:y1="5.835cm" svg:x2="7.682cm" svg:y2="4.84cm">
          <text:p/>
        </draw:line>
        <draw:line draw:style-name="gr1" draw:layer="layout" svg:x1="7.88cm" svg:y1="4.641cm" svg:x2="7.98cm" svg:y2="4.541cm">
          <text:p/>
        </draw:line>
        <draw:line draw:style-name="gr1" draw:layer="layout" svg:x1="8.178cm" svg:y1="4.344cm" svg:x2="9.173cm" svg:y2="3.349cm">
          <text:p/>
        </draw:line>
        <draw:line draw:style-name="gr1" draw:layer="layout" svg:x1="9.371cm" svg:y1="3.15cm" svg:x2="9.471cm" svg:y2="3.05cm">
          <text:p/>
        </draw:line>
        <draw:line draw:style-name="gr1" draw:layer="layout" svg:x1="9.669cm" svg:y1="2.852cm" svg:x2="10.664cm" svg:y2="1.857cm">
          <text:p/>
        </draw:line>
        <draw:line draw:style-name="gr1" draw:layer="layout" svg:x1="10.862cm" svg:y1="1.659cm" svg:x2="10.962cm" svg:y2="1.559cm">
          <text:p/>
        </draw:line>
        <draw:line draw:style-name="gr1" draw:layer="layout" svg:x1="11.16cm" svg:y1="1.361cm" svg:x2="12.155cm" svg:y2="0.366cm">
          <text:p/>
        </draw:line>
        <draw:line draw:style-name="gr1" draw:layer="layout" svg:x1="12.353cm" svg:y1="0.168cm" svg:x2="12.453cm" svg:y2="0.068cm">
          <text:p/>
        </draw:line>
        <draw:line draw:style-name="gr1" draw:layer="layout" svg:x1="0.225cm" svg:y1="11.302cm" svg:x2="1.22cm" svg:y2="10.307cm">
          <text:p/>
        </draw:line>
        <draw:line draw:style-name="gr1" draw:layer="layout" svg:x1="1.418cm" svg:y1="10.109cm" svg:x2="1.518cm" svg:y2="10.009cm">
          <text:p/>
        </draw:line>
        <draw:line draw:style-name="gr1" draw:layer="layout" svg:x1="1.716cm" svg:y1="9.811cm" svg:x2="2.711cm" svg:y2="8.816cm">
          <text:p/>
        </draw:line>
        <draw:line draw:style-name="gr1" draw:layer="layout" svg:x1="2.909cm" svg:y1="8.618cm" svg:x2="3.009cm" svg:y2="8.518cm">
          <text:p/>
        </draw:line>
        <draw:line draw:style-name="gr1" draw:layer="layout" svg:x1="3.207cm" svg:y1="8.32cm" svg:x2="4.202cm" svg:y2="7.325cm">
          <text:p/>
        </draw:line>
        <draw:line draw:style-name="gr1" draw:layer="layout" svg:x1="4.4cm" svg:y1="7.127cm" svg:x2="4.5cm" svg:y2="7.027cm">
          <text:p/>
        </draw:line>
        <draw:line draw:style-name="gr1" draw:layer="layout" svg:x1="4.698cm" svg:y1="6.829cm" svg:x2="5.693cm" svg:y2="5.834cm">
          <text:p/>
        </draw:line>
        <draw:line draw:style-name="gr1" draw:layer="layout" svg:x1="5.891cm" svg:y1="5.635cm" svg:x2="5.991cm" svg:y2="5.535cm">
          <text:p/>
        </draw:line>
        <draw:line draw:style-name="gr1" draw:layer="layout" svg:x1="6.189cm" svg:y1="5.338cm" svg:x2="7.184cm" svg:y2="4.343cm">
          <text:p/>
        </draw:line>
        <draw:line draw:style-name="gr1" draw:layer="layout" svg:x1="7.383cm" svg:y1="4.144cm" svg:x2="7.483cm" svg:y2="4.044cm">
          <text:p/>
        </draw:line>
        <draw:line draw:style-name="gr1" draw:layer="layout" svg:x1="7.681cm" svg:y1="3.847cm" svg:x2="8.676cm" svg:y2="2.852cm">
          <text:p/>
        </draw:line>
        <draw:line draw:style-name="gr1" draw:layer="layout" svg:x1="8.874cm" svg:y1="2.653cm" svg:x2="8.974cm" svg:y2="2.553cm">
          <text:p/>
        </draw:line>
        <draw:line draw:style-name="gr1" draw:layer="layout" svg:x1="9.172cm" svg:y1="2.355cm" svg:x2="10.167cm" svg:y2="1.36cm">
          <text:p/>
        </draw:line>
        <draw:line draw:style-name="gr1" draw:layer="layout" svg:x1="10.365cm" svg:y1="1.162cm" svg:x2="10.465cm" svg:y2="1.062cm">
          <text:p/>
        </draw:line>
        <draw:line draw:style-name="gr1" draw:layer="layout" svg:x1="10.663cm" svg:y1="0.864cm" svg:x2="11.501cm" svg:y2="0.026cm">
          <text:p/>
        </draw:line>
        <draw:line draw:style-name="gr1" draw:layer="layout" svg:x1="0.026cm" svg:y1="10.507cm" svg:x2="0.723cm" svg:y2="9.81cm">
          <text:p/>
        </draw:line>
        <draw:line draw:style-name="gr1" draw:layer="layout" svg:x1="0.921cm" svg:y1="9.612cm" svg:x2="1.021cm" svg:y2="9.512cm">
          <text:p/>
        </draw:line>
        <draw:line draw:style-name="gr1" draw:layer="layout" svg:x1="1.219cm" svg:y1="9.314cm" svg:x2="2.214cm" svg:y2="8.319cm">
          <text:p/>
        </draw:line>
        <draw:line draw:style-name="gr1" draw:layer="layout" svg:x1="2.412cm" svg:y1="8.121cm" svg:x2="2.512cm" svg:y2="8.021cm">
          <text:p/>
        </draw:line>
        <draw:line draw:style-name="gr1" draw:layer="layout" svg:x1="2.71cm" svg:y1="7.823cm" svg:x2="3.705cm" svg:y2="6.828cm">
          <text:p/>
        </draw:line>
        <draw:line draw:style-name="gr1" draw:layer="layout" svg:x1="3.903cm" svg:y1="6.63cm" svg:x2="4.003cm" svg:y2="6.53cm">
          <text:p/>
        </draw:line>
        <draw:line draw:style-name="gr1" draw:layer="layout" svg:x1="4.201cm" svg:y1="6.332cm" svg:x2="5.196cm" svg:y2="5.337cm">
          <text:p/>
        </draw:line>
        <draw:line draw:style-name="gr1" draw:layer="layout" svg:x1="5.394cm" svg:y1="5.138cm" svg:x2="5.494cm" svg:y2="5.038cm">
          <text:p/>
        </draw:line>
        <draw:line draw:style-name="gr1" draw:layer="layout" svg:x1="5.692cm" svg:y1="4.841cm" svg:x2="6.687cm" svg:y2="3.846cm">
          <text:p/>
        </draw:line>
        <draw:line draw:style-name="gr1" draw:layer="layout" svg:x1="6.886cm" svg:y1="3.647cm" svg:x2="6.986cm" svg:y2="3.547cm">
          <text:p/>
        </draw:line>
        <draw:line draw:style-name="gr1" draw:layer="layout" svg:x1="7.184cm" svg:y1="3.349cm" svg:x2="8.179cm" svg:y2="2.354cm">
          <text:p/>
        </draw:line>
        <draw:line draw:style-name="gr1" draw:layer="layout" svg:x1="8.377cm" svg:y1="2.156cm" svg:x2="8.477cm" svg:y2="2.056cm">
          <text:p/>
        </draw:line>
        <draw:line draw:style-name="gr1" draw:layer="layout" svg:x1="8.675cm" svg:y1="1.858cm" svg:x2="9.67cm" svg:y2="0.863cm">
          <text:p/>
        </draw:line>
        <draw:line draw:style-name="gr1" draw:layer="layout" svg:x1="9.868cm" svg:y1="0.665cm" svg:x2="9.968cm" svg:y2="0.565cm">
          <text:p/>
        </draw:line>
        <draw:line draw:style-name="gr1" draw:layer="layout" svg:x1="10.166cm" svg:y1="0.367cm" svg:x2="10.507cm" svg:y2="0.026cm">
          <text:p/>
        </draw:line>
        <draw:line draw:style-name="gr1" draw:layer="layout" svg:x1="0.026cm" svg:y1="9.513cm" svg:x2="0.226cm" svg:y2="9.313cm">
          <text:p/>
        </draw:line>
        <draw:line draw:style-name="gr1" draw:layer="layout" svg:x1="0.424cm" svg:y1="9.115cm" svg:x2="0.524cm" svg:y2="9.015cm">
          <text:p/>
        </draw:line>
        <draw:line draw:style-name="gr1" draw:layer="layout" svg:x1="0.722cm" svg:y1="8.817cm" svg:x2="1.717cm" svg:y2="7.822cm">
          <text:p/>
        </draw:line>
        <draw:line draw:style-name="gr1" draw:layer="layout" svg:x1="1.915cm" svg:y1="7.624cm" svg:x2="2.015cm" svg:y2="7.524cm">
          <text:p/>
        </draw:line>
        <draw:line draw:style-name="gr1" draw:layer="layout" svg:x1="2.213cm" svg:y1="7.326cm" svg:x2="3.208cm" svg:y2="6.331cm">
          <text:p/>
        </draw:line>
        <draw:line draw:style-name="gr1" draw:layer="layout" svg:x1="3.406cm" svg:y1="6.133cm" svg:x2="3.506cm" svg:y2="6.033cm">
          <text:p/>
        </draw:line>
        <draw:line draw:style-name="gr1" draw:layer="layout" svg:x1="3.704cm" svg:y1="5.835cm" svg:x2="4.699cm" svg:y2="4.84cm">
          <text:p/>
        </draw:line>
        <draw:line draw:style-name="gr1" draw:layer="layout" svg:x1="4.897cm" svg:y1="4.641cm" svg:x2="4.997cm" svg:y2="4.541cm">
          <text:p/>
        </draw:line>
        <draw:line draw:style-name="gr1" draw:layer="layout" svg:x1="5.195cm" svg:y1="4.344cm" svg:x2="6.19cm" svg:y2="3.349cm">
          <text:p/>
        </draw:line>
        <draw:line draw:style-name="gr1" draw:layer="layout" svg:x1="6.388cm" svg:y1="3.15cm" svg:x2="6.488cm" svg:y2="3.05cm">
          <text:p/>
        </draw:line>
        <draw:line draw:style-name="gr1" draw:layer="layout" svg:x1="6.687cm" svg:y1="2.852cm" svg:x2="7.682cm" svg:y2="1.857cm">
          <text:p/>
        </draw:line>
        <draw:line draw:style-name="gr1" draw:layer="layout" svg:x1="7.88cm" svg:y1="1.659cm" svg:x2="7.98cm" svg:y2="1.559cm">
          <text:p/>
        </draw:line>
        <draw:line draw:style-name="gr1" draw:layer="layout" svg:x1="8.178cm" svg:y1="1.361cm" svg:x2="9.173cm" svg:y2="0.366cm">
          <text:p/>
        </draw:line>
        <draw:line draw:style-name="gr1" draw:layer="layout" svg:x1="9.371cm" svg:y1="0.168cm" svg:x2="9.471cm" svg:y2="0.068cm">
          <text:p/>
        </draw:line>
        <draw:line draw:style-name="gr1" draw:layer="layout" svg:x1="0.225cm" svg:y1="8.32cm" svg:x2="1.22cm" svg:y2="7.325cm">
          <text:p/>
        </draw:line>
        <draw:line draw:style-name="gr1" draw:layer="layout" svg:x1="1.418cm" svg:y1="7.127cm" svg:x2="1.518cm" svg:y2="7.027cm">
          <text:p/>
        </draw:line>
        <draw:line draw:style-name="gr1" draw:layer="layout" svg:x1="1.716cm" svg:y1="6.829cm" svg:x2="2.711cm" svg:y2="5.834cm">
          <text:p/>
        </draw:line>
        <draw:line draw:style-name="gr1" draw:layer="layout" svg:x1="2.909cm" svg:y1="5.635cm" svg:x2="3.009cm" svg:y2="5.535cm">
          <text:p/>
        </draw:line>
        <draw:line draw:style-name="gr1" draw:layer="layout" svg:x1="3.207cm" svg:y1="5.338cm" svg:x2="4.202cm" svg:y2="4.343cm">
          <text:p/>
        </draw:line>
        <draw:line draw:style-name="gr1" draw:layer="layout" svg:x1="4.4cm" svg:y1="4.144cm" svg:x2="4.5cm" svg:y2="4.044cm">
          <text:p/>
        </draw:line>
        <draw:line draw:style-name="gr1" draw:layer="layout" svg:x1="4.698cm" svg:y1="3.847cm" svg:x2="5.693cm" svg:y2="2.852cm">
          <text:p/>
        </draw:line>
        <draw:line draw:style-name="gr1" draw:layer="layout" svg:x1="5.891cm" svg:y1="2.653cm" svg:x2="5.991cm" svg:y2="2.553cm">
          <text:p/>
        </draw:line>
        <draw:line draw:style-name="gr1" draw:layer="layout" svg:x1="6.189cm" svg:y1="2.355cm" svg:x2="7.184cm" svg:y2="1.36cm">
          <text:p/>
        </draw:line>
        <draw:line draw:style-name="gr1" draw:layer="layout" svg:x1="7.383cm" svg:y1="1.162cm" svg:x2="7.483cm" svg:y2="1.062cm">
          <text:p/>
        </draw:line>
        <draw:line draw:style-name="gr1" draw:layer="layout" svg:x1="7.681cm" svg:y1="0.864cm" svg:x2="8.519cm" svg:y2="0.026cm">
          <text:p/>
        </draw:line>
        <draw:line draw:style-name="gr1" draw:layer="layout" svg:x1="0.026cm" svg:y1="7.525cm" svg:x2="0.723cm" svg:y2="6.828cm">
          <text:p/>
        </draw:line>
        <draw:line draw:style-name="gr1" draw:layer="layout" svg:x1="0.921cm" svg:y1="6.63cm" svg:x2="1.021cm" svg:y2="6.53cm">
          <text:p/>
        </draw:line>
        <draw:line draw:style-name="gr1" draw:layer="layout" svg:x1="1.219cm" svg:y1="6.332cm" svg:x2="2.214cm" svg:y2="5.337cm">
          <text:p/>
        </draw:line>
        <draw:line draw:style-name="gr1" draw:layer="layout" svg:x1="2.412cm" svg:y1="5.138cm" svg:x2="2.512cm" svg:y2="5.038cm">
          <text:p/>
        </draw:line>
        <draw:line draw:style-name="gr1" draw:layer="layout" svg:x1="2.71cm" svg:y1="4.841cm" svg:x2="3.705cm" svg:y2="3.846cm">
          <text:p/>
        </draw:line>
        <draw:line draw:style-name="gr1" draw:layer="layout" svg:x1="3.903cm" svg:y1="3.647cm" svg:x2="4.003cm" svg:y2="3.547cm">
          <text:p/>
        </draw:line>
        <draw:line draw:style-name="gr1" draw:layer="layout" svg:x1="4.201cm" svg:y1="3.349cm" svg:x2="5.196cm" svg:y2="2.354cm">
          <text:p/>
        </draw:line>
        <draw:line draw:style-name="gr1" draw:layer="layout" svg:x1="5.394cm" svg:y1="2.156cm" svg:x2="5.494cm" svg:y2="2.056cm">
          <text:p/>
        </draw:line>
        <draw:line draw:style-name="gr1" draw:layer="layout" svg:x1="5.692cm" svg:y1="1.858cm" svg:x2="6.687cm" svg:y2="0.863cm">
          <text:p/>
        </draw:line>
        <draw:line draw:style-name="gr1" draw:layer="layout" svg:x1="6.886cm" svg:y1="0.665cm" svg:x2="6.986cm" svg:y2="0.565cm">
          <text:p/>
        </draw:line>
        <draw:line draw:style-name="gr1" draw:layer="layout" svg:x1="7.184cm" svg:y1="0.367cm" svg:x2="7.525cm" svg:y2="0.026cm">
          <text:p/>
        </draw:line>
        <draw:line draw:style-name="gr1" draw:layer="layout" svg:x1="0.026cm" svg:y1="6.531cm" svg:x2="0.226cm" svg:y2="6.331cm">
          <text:p/>
        </draw:line>
        <draw:line draw:style-name="gr1" draw:layer="layout" svg:x1="0.424cm" svg:y1="6.133cm" svg:x2="0.524cm" svg:y2="6.033cm">
          <text:p/>
        </draw:line>
        <draw:line draw:style-name="gr1" draw:layer="layout" svg:x1="0.722cm" svg:y1="5.835cm" svg:x2="1.717cm" svg:y2="4.84cm">
          <text:p/>
        </draw:line>
        <draw:line draw:style-name="gr1" draw:layer="layout" svg:x1="1.915cm" svg:y1="4.641cm" svg:x2="2.015cm" svg:y2="4.541cm">
          <text:p/>
        </draw:line>
        <draw:line draw:style-name="gr1" draw:layer="layout" svg:x1="2.213cm" svg:y1="4.344cm" svg:x2="3.208cm" svg:y2="3.349cm">
          <text:p/>
        </draw:line>
        <draw:line draw:style-name="gr1" draw:layer="layout" svg:x1="3.406cm" svg:y1="3.15cm" svg:x2="3.506cm" svg:y2="3.05cm">
          <text:p/>
        </draw:line>
        <draw:line draw:style-name="gr1" draw:layer="layout" svg:x1="3.704cm" svg:y1="2.852cm" svg:x2="4.699cm" svg:y2="1.857cm">
          <text:p/>
        </draw:line>
        <draw:line draw:style-name="gr1" draw:layer="layout" svg:x1="4.897cm" svg:y1="1.659cm" svg:x2="4.997cm" svg:y2="1.559cm">
          <text:p/>
        </draw:line>
        <draw:line draw:style-name="gr1" draw:layer="layout" svg:x1="5.195cm" svg:y1="1.361cm" svg:x2="6.19cm" svg:y2="0.366cm">
          <text:p/>
        </draw:line>
        <draw:line draw:style-name="gr1" draw:layer="layout" svg:x1="6.388cm" svg:y1="0.168cm" svg:x2="6.488cm" svg:y2="0.068cm">
          <text:p/>
        </draw:line>
        <draw:line draw:style-name="gr1" draw:layer="layout" svg:x1="0.225cm" svg:y1="5.338cm" svg:x2="1.22cm" svg:y2="4.343cm">
          <text:p/>
        </draw:line>
        <draw:line draw:style-name="gr1" draw:layer="layout" svg:x1="1.418cm" svg:y1="4.144cm" svg:x2="1.518cm" svg:y2="4.044cm">
          <text:p/>
        </draw:line>
        <draw:line draw:style-name="gr1" draw:layer="layout" svg:x1="1.716cm" svg:y1="3.847cm" svg:x2="2.711cm" svg:y2="2.852cm">
          <text:p/>
        </draw:line>
        <draw:line draw:style-name="gr1" draw:layer="layout" svg:x1="2.909cm" svg:y1="2.653cm" svg:x2="3.009cm" svg:y2="2.553cm">
          <text:p/>
        </draw:line>
        <draw:line draw:style-name="gr1" draw:layer="layout" svg:x1="3.207cm" svg:y1="2.355cm" svg:x2="4.202cm" svg:y2="1.36cm">
          <text:p/>
        </draw:line>
        <draw:line draw:style-name="gr1" draw:layer="layout" svg:x1="4.4cm" svg:y1="1.162cm" svg:x2="4.5cm" svg:y2="1.062cm">
          <text:p/>
        </draw:line>
        <draw:line draw:style-name="gr1" draw:layer="layout" svg:x1="4.698cm" svg:y1="0.864cm" svg:x2="5.536cm" svg:y2="0.026cm">
          <text:p/>
        </draw:line>
        <draw:line draw:style-name="gr1" draw:layer="layout" svg:x1="0.026cm" svg:y1="4.543cm" svg:x2="0.723cm" svg:y2="3.846cm">
          <text:p/>
        </draw:line>
        <draw:line draw:style-name="gr1" draw:layer="layout" svg:x1="0.921cm" svg:y1="3.647cm" svg:x2="1.021cm" svg:y2="3.547cm">
          <text:p/>
        </draw:line>
        <draw:line draw:style-name="gr1" draw:layer="layout" svg:x1="1.219cm" svg:y1="3.349cm" svg:x2="2.214cm" svg:y2="2.354cm">
          <text:p/>
        </draw:line>
        <draw:line draw:style-name="gr1" draw:layer="layout" svg:x1="2.412cm" svg:y1="2.156cm" svg:x2="2.512cm" svg:y2="2.056cm">
          <text:p/>
        </draw:line>
        <draw:line draw:style-name="gr1" draw:layer="layout" svg:x1="2.71cm" svg:y1="1.858cm" svg:x2="3.705cm" svg:y2="0.863cm">
          <text:p/>
        </draw:line>
        <draw:line draw:style-name="gr1" draw:layer="layout" svg:x1="3.903cm" svg:y1="0.665cm" svg:x2="4.003cm" svg:y2="0.565cm">
          <text:p/>
        </draw:line>
        <draw:line draw:style-name="gr1" draw:layer="layout" svg:x1="4.201cm" svg:y1="0.367cm" svg:x2="4.542cm" svg:y2="0.026cm">
          <text:p/>
        </draw:line>
        <draw:line draw:style-name="gr1" draw:layer="layout" svg:x1="0.026cm" svg:y1="3.549cm" svg:x2="0.226cm" svg:y2="3.349cm">
          <text:p/>
        </draw:line>
        <draw:line draw:style-name="gr1" draw:layer="layout" svg:x1="0.424cm" svg:y1="3.15cm" svg:x2="0.524cm" svg:y2="3.05cm">
          <text:p/>
        </draw:line>
        <draw:line draw:style-name="gr1" draw:layer="layout" svg:x1="0.722cm" svg:y1="2.852cm" svg:x2="1.717cm" svg:y2="1.857cm">
          <text:p/>
        </draw:line>
        <draw:line draw:style-name="gr1" draw:layer="layout" svg:x1="1.915cm" svg:y1="1.659cm" svg:x2="2.015cm" svg:y2="1.559cm">
          <text:p/>
        </draw:line>
        <draw:line draw:style-name="gr1" draw:layer="layout" svg:x1="2.213cm" svg:y1="1.361cm" svg:x2="3.208cm" svg:y2="0.366cm">
          <text:p/>
        </draw:line>
        <draw:line draw:style-name="gr1" draw:layer="layout" svg:x1="3.406cm" svg:y1="0.168cm" svg:x2="3.506cm" svg:y2="0.068cm">
          <text:p/>
        </draw:line>
        <draw:line draw:style-name="gr1" draw:layer="layout" svg:x1="0.225cm" svg:y1="2.355cm" svg:x2="1.22cm" svg:y2="1.36cm">
          <text:p/>
        </draw:line>
        <draw:line draw:style-name="gr1" draw:layer="layout" svg:x1="1.418cm" svg:y1="1.162cm" svg:x2="1.518cm" svg:y2="1.062cm">
          <text:p/>
        </draw:line>
        <draw:line draw:style-name="gr1" draw:layer="layout" svg:x1="1.716cm" svg:y1="0.864cm" svg:x2="2.554cm" svg:y2="0.026cm">
          <text:p/>
        </draw:line>
        <draw:line draw:style-name="gr1" draw:layer="layout" svg:x1="0.026cm" svg:y1="1.56cm" svg:x2="0.723cm" svg:y2="0.863cm">
          <text:p/>
        </draw:line>
        <draw:line draw:style-name="gr1" draw:layer="layout" svg:x1="0.921cm" svg:y1="0.665cm" svg:x2="1.021cm" svg:y2="0.565cm">
          <text:p/>
        </draw:line>
        <draw:line draw:style-name="gr1" draw:layer="layout" svg:x1="1.219cm" svg:y1="0.367cm" svg:x2="1.56cm" svg:y2="0.026cm">
          <text:p/>
        </draw:line>
        <draw:line draw:style-name="gr1" draw:layer="layout" svg:x1="0.026cm" svg:y1="0.566cm" svg:x2="0.226cm" svg:y2="0.366cm">
          <text:p/>
        </draw:line>
        <draw:line draw:style-name="gr1" draw:layer="layout" svg:x1="0.424cm" svg:y1="0.168cm" svg:x2="0.524cm" svg:y2="0.0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43"/>
    <meta:generator>LibreOffice/4.3.3.2$Linux_x86 LibreOffice_project/430m0$Build-2</meta:generator>
  </office:meta>
</office:document-meta>
</file>